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text-align="start" style:justify-single-word="false"/>
    </style:style>
    <style:style style:name="T1" style:family="text">
      <style:text-propertie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 mesure que la locomotive parcourait les kilomètres, Eren pouvait voir les tableaux défiler sous ses yeux ébahis. Ce qu'il voyait ici n'avait rien à voir avec sa première expérience française. Pour beaucoup, il était évident qu'entre la capitale de la France et la région reculée qu'étaient les Ardennes, la comparaison n'était pas vraiment de mise. Le blondin ayant une connaissance proche du néant de la géographie était loin de se douter qu'une abîme aussi gigantesque pouvait séparer deux endroits si proche. Pour être tout à fait exact, c'était la première fois pour lui qu'il sortait de la ville. Son enfance à Londres et ses différents voyages l'avaient toujours tenu éloigné de la campagne et les vastes étendues vertes qu'il apercevait par la fenêtre de son wagon l'emplissaient d'une joie inexplicable. La vue était superbe, d'autant plus lorsqu'on est un gamin qui n'a jamais eu l'occasion de profiter de la diversité infinie qui était offerte par les paysages de ce monde. Le bonheur indicible qui pouvait se lire sur son visage pouvait paraître exagéré, mais au delà de son faible entendement, une autre raison se dissimulait (mal) ; Eren n'avait pas spécialement joui de son passage à Paris, n'appréciant que très peu l'attitude de ses habitants et estimant que cette ville était maussade, voire déprimante. Ainsi, se retrouver devant des paysages aussi agréables à l’œil était un délice comme il n'en avait pas connu depuis longtemps.</text:p>
      <text:p text:style-name="Standard"/>
      <text:p text:style-name="Standard">Lorsque, après quelques heures de trajet, son train s'arrêta finalement, le garçon à la chevelure dorée dut à sa grande déception quitter cet état d'esprit idyllique pour se concentrer sur la véritable raison de sa venue dans ces lieux fort excentrés, outre l'aversion qu'il portait désormais dans son cœur pour la capitale française. Des rumeurs courraient selon lesquelles des créatures surnaturelles avaient élu domicile dans des bois non loin d'ici, des créatures aux rituels d'une violence inouïe. Sur le même forum que celui où il avait fait la connaissance de Tobias à peine une semaine plus tôt, des images à vous soulever le cœur – sauf, bien sûr, lorsque vous êtes un ancien assassin ayant appris à parfaitement contrôler ses sentiments – avaient même circulé, montrant ce qui était présumé être un cadavre – bien que la... chose qu'on pouvait y voir n'y ressemblait en rien. La curiosité maladive d'Eren, enrichie par sa conversation avec l'albinos, avait fait le reste. Réalisant son souhait de quitter Paris, le garçon avait sauté dans le premier train qu'il avait trouvé pour les Ardennes, afin d'essayer d'en savoir plus sur cette histoire lugubre. Après avoir marché pendant une bonne heure, Eren parvint à établir un constat évident : cette région n'avait rien à voir avec la précédente qu'il avait visitée. Il régnait ici un calme presque dérangeant, comparé à l'agitation de Paris. Même la météo était différente : à la toile grisonnante accrochée au ciel s'était ajoutée un fin crachin refroidissant significativement l'atmosphère.</text:p>
      <text:p text:style-name="Standard"/>
      <text:p text:style-name="Standard">A son arrivée dans le village avoisinant la forêt où avait eu lieu la découverte, Eren remarqua immédiatement le contraste frappant entre l’ambiance calme et reposante des étendues vertes qu’il avait traversées pour venir et le mélange d’inquiétude et de méfiance qui plombait l’air et qui se lisait aisément sur les mines défaites des habitants. Ceux-ci parurent d’ailleurs enchantés à la vision de ce nouvel arrivant, comme en témoignèrent les regards hostiles qui lui furent adressés à l’instant même où il passait un pied dans l’enceinte du village. Les volets se fermèrent, les mères ordonnèrent à leurs enfants de rentrer et le blondin se retrouva bien vite esseulé sur ce qui semblait être la place centrale du village, son regard infantile occupé par cette teinte d’incompréhension chronique qui lui siait si bien. Il était bien difficile pour lui de comprendre l’origine de cette animosité à son égard. Ces gens ne le connaissaient pas et pourtant le rejetait sans même prendre la peine de s’intéresser à lui ou à ce qu’il avait à dire. Eren n’avait pas les aptitudes sociales nécessaires pour concevoir que les événements récents aient pu marquer profondément les gens du coin, et qu’ils se seraient bien passés d’une telle publicité.<text:line-break/><text:line-break/>-Ils pensent que vous êtes encore un de ces foutus journalistes.<text:line-break/><text:line-break/>La voix rauque, provenant de derrière lui, avait subitement interrompu l’adolescent dans ses pensées. Celui-ci se retourna pour faire face à la personne à l’origine de cette apostrophe, qui s’adressait vraisemblablement à lui étant donné qu’il était probablement le seul dehors à cet instant <text:soft-page-break/>précis. L’individu en question était un vieux monsieur assis sur un banc, qui avait les traits tirés et le regard désabusé de celui qui a déjà tout vu, y compris le pire. Les deux mains croisées sur le pommeau de sa canne, le vieillard lui jetait un regard mêlant curiosité et défiance. Eren planta ses deux yeux émeraude dans les siens mais ne réagit pas. En fait, il était tout simplement en train de se demander en quoi il avait l’allure d’un journaliste, son costume sens dessus dessous et son air paumé se trouvant à des années lumières de l’idée qu’il se faisait des acteurs de cette profession. Devant son absence de réaction, le vieil homme reprit.<text:line-break/><text:line-break/>-Ils pullulent dans le coin depuis ce qu’il s’est passé. 'Faut nous comprendre, on a pas l’habitude de ce genre de… trucs. Et crois-moi, on s’en priverait bien ! Mais toi, p’tit gars, tu ressembles pas à ces vautours. T’es trop… <text:line-break/><text:line-break/>-Je trouve aussi.<text:line-break/><text:line-break/>-Alors dis-moi, qu’est-ce qui t’amène dans le coin ? </text:p>
      <text:p text:style-name="Standard"/>
      <text:p text:style-name="Standard">-Eh bien, comme ces journalistes, je pense. J'aimerais en savoir plus sur ce qui a été trouvé dans la forêt. Vous pensez qu'il y a des créatures surnaturelles dans ces bois ? Quel genre ? Et ce qu'on a trouvé, vous pensez que c'est quoi ? Un humain, un animal ? On dit qu'il n'en restait pas grand chose, vous en savez plus ? Et les autres disparitions ? Vous pensez que c'est lié ?</text:p>
      <text:p text:style-name="Standard"/>
      <text:p text:style-name="Standard">-Olà, petit ! L'interrompit l'homme sans ciller face à l'avalanche de questions. Vous, les jeunes, êtes bien trop curieux. Le seul conseil que je peux te donner c'est de rentrer chez toi et d'oublier cette histoire. Y a rien de bon dans c'bois, si tu veux mon avis. Ceux qui s'en sont mêlés ont eu des problèmes, et c'est pas un freluquet comme toi qui va réussir à tirer ça au clair, sans vouloir t'offenser.</text:p>
      <text:p text:style-name="Standard"/>
      <text:p text:style-name="Standard">-Il n'y a pas de mal. D'accord, merci monsieur pour vos conseils. Au revoir !</text:p>
      <text:p text:style-name="Standard"/>
      <text:p text:style-name="Standard">Sans se donner la peine d'essayer de continuer une conversation dont l'issue ne changerait pas, Eren tourna les talons et partit droit en direction de ladite forêt après un signe de la tête au vieux monsieur, qui le regarda s'éloigner en secouant la tête, l'air médusé. Le blondin était en pleine crise d'Erenite : il posait toutes les questions qui lui passaient par la tête et se lançait corps et âme dans sa lubie, sans se soucier du péril où de l'embarras dans lequel il se mettait. Eren ne s'arrêterait pas dans sa quête de savoir tant qu'il n'aurait pas les réponses à ses questions, son inconscience infuse l'empêchant de se rendre compte de la nature dangereuse de la situation. C'est sans surprise qu'il se perdit après une grosse dizaine de pas dans la forêt, n'ayant jamais appris à se repérer dans un tel environnement. Lorsque, après une bonne demi-heure passée à errer entre les arbres, il eut un haut-le-cœur en sentant une odeur de putréfaction lui assaillir les narines, Eren convint avec un haussement d'épaules qu'il ne s'en était pas si mal sorti. Le garçon se dirigea en direction de la provenance de cette émanation pour tomber ce qui ressemblait à … à rien, en fait. L'origine de l'amas de restes en décomposition, que le blondin aurait raté s'il ne refoulait pas autant, ne pouvait être déterminée par aucun moyen en sa possession. Visiblement attaqué par les vers et dame nature, les vestiges de ce qui avait pu être par le passé un cadavre humain ou animal formaient désormais un petit monticule presque ridicule. Un profond sentiment de déception s'empara d'Eren, qui se maudit intérieurement pour ne même pas avoir pensé que plus d'une semaine après les événements, il ne resterait pas grand chose de ce qui était la seule pièce à conviction de sa petite enquête personnelle, les autres disparus n'ayant pas encore été retrouvés. En désespoir de cause, le blondin vint tout de même s'agenouiller à côté du monceau de chair en altération, afin d'être sûr qu'il ne passait pas à côté d'un détail important qui pourrait le mener sur la piste du mystérieux agresseur des Ardennes. Au moment où il allait poser un doigt sur la matière visqueuse, Eren s'interrompit cependant en clignant plusieurs fois des yeux.</text:p>
      <text:p text:style-name="Standard"><text:soft-page-break/></text:p>
      <text:p text:style-name="Standard">-Tiens... Il ne pleut plus.</text:p>
      <text:p text:style-name="Standard"/>
      <text:p text:style-name="P1">Quelques secondes après avoir constaté la fin de la bruine, Eren leva les yeux vers les nuages en tendant une paume vers le ciel comme pour s'assurer que la pluie avait réellement cessé de tomber. Le blondin fut à deux doigts faire un énorme bond lorsqu'il se rendit compte qu'un parapluie se tenait au dessus de son visage et se retourna instantanément en percevant une voix féminine dans son dos alors qu'un frisson lui parcourait l'échine. Comment avait-il pu être aussi négligent ? Une fois encore, il avait bafoué les préceptes qu'on lui avait inculqués pendant toute son enfance. Son insouciance et sa curiosité l'avaient rendu sourd au point qu'une, non deux personnes puissent s'approcher à quelques centimètres de lui sans même qu'il ne le remarque. Certes, la forêt était un environnement qu'il connaissait mal et l'humidité de la terre avait probablement étouffé le bruit de leurs pas, mais sachant cela il aurait dû être encore plus prudent. Eren se promit derechef de faire plus attention la prochaine fois, d'autant plus qu'il savait que quelque chose rôdait dans les parages, quelque chose qui avait mis en pièce la créature devant laquelle il se trouvait, ou du moins ce qu'il en restait. </text:p>
      <text:p text:style-name="Standard"/>
      <text:p text:style-name="Standard">Fort heureusement pour notre blondin, les deux personnes face auxquelles il se retrouva n’avaient rien de prédateurs sanguinaires ou de monstres adeptes de chair humaine –du moins pensa-t-il sur le moment. Le duo en question était un couple mixte des plus atypiques. La femme, un peu plus petite que lui, était dotée d’un faciès à la pureté frôlant la perfection qui avait quelque chose de presque dérangeant. Son regard olive outrancièrement taquin transpirait la fourberie mais Eren n’y vit qu’une bienveillance démonstrative. Si quelque chose dans l’attitude d’Elena faisait persister le picotement qui lui parcourait le dos, l’absence de défaut sur son visage balaya d’un revers négligeant tout doute qui aurait pu lui traverser l’esprit. L’excitation presque palpable de la renégate jurait brutalement avec le calme renfrogné de son compagnon. Celui-ci n’était pourtant pas en reste en ce qui concernait les attraits, son visage androgyne étant d’une douceur presque aussi fascinante que la pureté de celui d’Elena. De longs cheveux bruns et un regard d’un bleu profond venaient compléter ce tableau, car en l’état on pouvait effectivement parler d’œuvre d’art. Les attitudes respectives des deux compagnons divergeaient autant que leurs élégances s’unissaient en harmonie : l’une était joyeuse et pétillante, tandis que l’autre était renfrogné, méfiant voire agacé.</text:p>
      <text:p text:style-name="Text_20_body"/>
      <text:p text:style-name="Text_20_body">Les instincts émoussés d’assassin d’Eren lui criaient de se méfier de ce couple trop beau pour être vrai, mais sa naïveté et le sentiment étrange de fascination qui s’était emparé de lui prirent sans mal le dessus. Après tout, qu’est-ce qu’une jeune demoiselle et un gringalet pareils pourraient bien lui causer comme ennui ? Même s’il manquait d’entraînement, le blondin n’en restait pas moins un tueur exercé, qui plus est armé de deux Berettas toujours dissimulés sous sa chemise dans son pantalon. Définitivement, le garçon était persuadé de n’avoir rien à craindre d’eux. Passé les quelques secondes qu’il lui fallut pour se remettre de sa surprise, Eren leur décocha son plus beau sourire tout en plissant les yeux et en penchant légèrement la tête sur le côté avant de rompre le silence qui venait de s’installer.</text:p>
      <text:p text:style-name="Text_20_body"/>
      <text:p text:style-name="Text_20_body">- Oh, vous savez, là d’où je viens les températures sont encore plus fraîches et l’humidité plus à craindre. Mais je vous retourne le conseil, vous n’avez pas l’air particulièrement couverts tous les deux.</text:p>
      <text:p text:style-name="Text_20_body"/>
      <text:p text:style-name="Text_20_body">C’était la vérité –comme tout ce qui sortait de la bouche de notre blondin d’ailleurs. La Grande-Bretagne n’était pas réputée être une terre de clémence en terme de météorologie et Eren avait l’habitude des thermostats capricieux. Pour être tout à fait honnête, il n’avait même pas froid à cet instant précis. Certes sa chemise détrempée et ses cheveux humides auraient probablement raison de son système immunitaire dans les jours qui viendraient, mais une crève n’avait jamais tué personne (comment ça, « bien sûr que si » ?). Comme à son habitude, Eren avait parlé sur un ton d'une neutralité effrayante. A l'exception de sa frimousse d'enfant ébahi, le garçon ne laissait transparaître <text:soft-page-break/>aucune émotion. Il prodiguait ses conseils de la même manière que s'il avait énoncé un fait des plus banals. L'ancien assassin déplia ses genoux pour se relever et faire face au duo insolite qu'il venait de rencontrer, un sourire bienheureux toujours ancré dans son visage. Après avoir laissé le silence régner pendant quelques secondes, Il reprit la parole en inclinant à nouveau légèrement la tête sur le côté.</text:p>
      <text:p text:style-name="Text_20_body"/>
      <text:p text:style-name="Text_20_body">- Que fait donc un couple tel que le vôtre au beau milieu de la forêt<text:span text:style-name="T1"> par ce temps ? N'êtes-vous pas au courant des rumeurs sur cet endroit ? Il paraît qu'une créature abominable y a élu domicile, et qu'elle serait capable des pires atrocités.</text:span></text:p>
      <text:p text:style-name="Text_20_body"/>
      <text:p text:style-name="P2"><text:span text:style-name="T1">En prononçant cette dernière phrase, le blondin avait imperceptiblement décoché un signe de la tête vers la carcasse pourrissante qui se trouvait désormais derrière lui. Le rythme protocolaire de ses paroles jurait avec son allure de gamin écervelé, mais si l'on connaissait suffisamment le personnage, ce n'était que rendre grâce à son caractère imprévisibl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1-21T23:41:24.28</meta:creation-date>
    <meta:generator>OpenOffice/4.1.1$Win32 OpenOffice.org_project/411m6$Build-9775</meta:generator>
    <dc:date>2015-06-17T21:49:01.90</dc:date>
    <meta:editing-duration>PT5H45M13S</meta:editing-duration>
    <meta:editing-cycles>376</meta:editing-cycles>
    <meta:document-statistic meta:table-count="0" meta:image-count="0" meta:object-count="0" meta:page-count="5" meta:paragraph-count="15" meta:word-count="2323" meta:character-count="14001"/>
  </office:meta>
</office:document-meta>
</file>